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style:font-name="Linux Libertine O" officeooo:rsid="002cc9c5" officeooo:paragraph-rsid="002cc9c5"/>
    </style:style>
    <style:style style:name="P2" style:family="paragraph" style:parent-style-name="Standard">
      <style:text-properties fo:color="#3465a4" loext:opacity="100%" style:font-name="Linux Libertine O" fo:font-weight="bold" officeooo:paragraph-rsid="002cc9c5" style:font-weight-asian="bold" style:font-weight-complex="bold"/>
    </style:style>
    <style:style style:name="P3" style:family="paragraph" style:parent-style-name="Standard">
      <style:text-properties style:font-name="Linux Libertine O" officeooo:rsid="002f8033" officeooo:paragraph-rsid="002f8033"/>
    </style:style>
    <style:style style:name="P4" style:family="paragraph" style:parent-style-name="Standard">
      <style:text-properties style:font-name="Linux Libertine O" officeooo:rsid="002cc9c5" officeooo:paragraph-rsid="002cc9c5"/>
    </style:style>
    <style:style style:name="P5" style:family="paragraph" style:parent-style-name="Standard">
      <style:text-properties style:font-name="Linux Libertine O" officeooo:rsid="002cc9c5" officeooo:paragraph-rsid="002f8033"/>
    </style:style>
    <style:style style:name="P6" style:family="paragraph" style:parent-style-name="Standard">
      <style:text-properties style:font-name="Linux Libertine O" officeooo:rsid="002fe50c" officeooo:paragraph-rsid="002fe50c"/>
    </style:style>
    <style:style style:name="P7" style:family="paragraph" style:parent-style-name="Standard">
      <style:text-properties style:font-name="Linux Libertine O" officeooo:rsid="002fefb8" officeooo:paragraph-rsid="002fefb8"/>
    </style:style>
    <style:style style:name="T1" style:family="text">
      <style:text-properties fo:color="#3465a4" loext:opacity="100%" style:font-name="Linux Libertine O" fo:font-size="14pt" fo:font-weight="bold" style:font-name-asian="Noto Sans CJK SC Regular" style:font-size-asian="14pt" style:font-weight-asian="bold" style:font-name-complex="FreeSans1" style:font-size-complex="14pt" style:font-weight-complex="bold"/>
    </style:style>
    <style:style style:name="T2" style:family="text">
      <style:text-properties fo:color="#3465a4" loext:opacity="100%" style:font-name="Linux Libertine O" fo:font-size="14pt" fo:font-weight="bold" officeooo:rsid="002cc9c5" style:font-name-asian="Noto Sans CJK SC Regular" style:font-size-asian="14pt" style:font-weight-asian="bold" style:font-name-complex="FreeSans1" style:font-size-complex="14pt" style:font-weight-complex="bold"/>
    </style:style>
    <style:style style:name="T3" style:family="text">
      <style:text-properties fo:color="#004586" loext:opacity="100%" style:font-name="Linux Libertine O" fo:font-size="18.2000007629395pt" style:font-size-asian="18.2000007629395pt" style:font-size-complex="18.2000007629395pt" style:font-weight-complex="600"/>
    </style:style>
    <style:style style:name="T4" style:family="text">
      <style:text-properties fo:color="#004586" loext:opacity="100%" style:font-name="Linux Libertine O" fo:font-size="18.2000007629395pt" officeooo:rsid="002f8033" style:font-size-asian="18.2000007629395pt" style:font-size-complex="18.2000007629395pt" style:font-weight-complex="600"/>
    </style:style>
    <style:style style:name="T5" style:family="text">
      <style:text-properties fo:color="#004586" loext:opacity="100%" style:font-name="Linux Libertine O" fo:font-size="18.2000007629395pt" fo:font-weight="bold" officeooo:rsid="002f8033" style:font-name-asian="Noto Sans CJK SC Regular" style:font-size-asian="18.2000007629395pt" style:font-weight-asian="bold" style:font-name-complex="FreeSans1" style:font-size-complex="18.2000007629395pt" style:font-weight-complex="600"/>
    </style:style>
    <style:style style:name="T6" style:family="text">
      <style:text-properties officeooo:rsid="002f8033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Heading_20_1" text:outline-level="1"><text:span text:style-name="T5">Veggie pasta sauce</text:span><text:span text:style-name="T3"> (</text:span><text:span text:style-name="T4">7</text:span><text:span text:style-name="T3"> portions; </text:span><text:span text:style-name="T4">50min</text:span><text:span text:style-name="T3">)</text:span></text:h>
      <text:p text:style-name="Heading"><text:span text:style-name="T1">For the </text:span><text:span text:style-name="T2">sauce</text:span></text:p>
      <text:p text:style-name="P1"><text:span text:style-name="T6">6 large</text:span> cloves garlic</text:p>
      <text:p text:style-name="P1"><text:span text:style-name="T6">plenty of</text:span> olive oil for frying</text:p>
      <text:p text:style-name="P1"/>
      <text:p text:style-name="P5">1 courgette</text:p>
      <text:p text:style-name="P5">1 <text:span text:style-name="T6">aubergine</text:span></text:p>
      <text:p text:style-name="P5"/>
      <text:p text:style-name="P5"><text:span text:style-name="T6">2-3</text:span> red onion<text:span text:style-name="T6">s (300-400g)</text:span></text:p>
      <text:p text:style-name="P3">250g cherry tomatoes</text:p>
      <text:p text:style-name="P5"/>
      <text:p text:style-name="P5">1 large (6<text:span text:style-name="T6">6</text:span>0g) jar bolognese sauce</text:p>
      <text:p text:style-name="P5">1 tin <text:span text:style-name="T6">chopped</text:span> plum tomatoes</text:p>
      <text:p text:style-name="P5">1 tin <text:span text:style-name="T6">chickpeas</text:span></text:p>
      <text:p text:style-name="P3">70g red lentils</text:p>
      <text:p text:style-name="P1"/>
      <text:p text:style-name="P3">1 heaped tsp basil</text:p>
      <text:p text:style-name="P3">2 heaped tsp paprika</text:p>
      <text:p text:style-name="P3"/>
      <text:p text:style-name="P1">1 <text:span text:style-name="T6">vegetable</text:span> stock cuboid</text:p>
      <text:p text:style-name="P1"><text:span text:style-name="T6">1 tsp </text:span>freshly ground black pepper</text:p>
      <text:p text:style-name="P3">1 tsp salt or to taste</text:p>
      <text:p text:style-name="P1"/>
      <text:p text:style-name="P1"/>
      <text:p text:style-name="P6">Roughly chop the garlic, and chop the courgette and aubergine into chunks.</text:p>
      <text:p text:style-name="P6">Fry the garlic on medium heat for 30 seconds, add the courgette, and fry for a further couple of minutes stirring frequently.</text:p>
      <text:p text:style-name="P6"/>
      <text:p text:style-name="P6">Add the basil and aubergine and top up the olive oil, mix well. Leave to fry for a few minutes, adding olive oil and stirring as needed to stop it sticking.</text:p>
      <text:p text:style-name="P6"/>
      <text:p text:style-name="P6">Chop the onions and cherry tomatoes. Add to the pan, along with the paprika, stock cube, salt, and pepper and mix.</text:p>
      <text:p text:style-name="P6"/>
      <text:p text:style-name="P6">Add all the other ingredients and a can of hot water, mix well, and leave to simmer until the lentils are cooked.</text:p>
      <text:p text:style-name="P2"/>
      <text:p text:style-name="P7">Good served with wholewheat pasta, garlic bread, and optional queso :)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inux Libertine O" svg:font-family="'Linux Libertine O'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cm" fo:margin-right="0cm" fo:margin-top="0.353cm" fo:margin-bottom="0.212cm" style:contextual-spacing="false" fo:text-indent="0cm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cm" fo:margin-right="0cm" fo:margin-top="0.247cm" fo:margin-bottom="0.212cm" style:contextual-spacing="false" fo:text-indent="0cm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8.795cm" style:type="center"/>
          <style:tab-stop style:position="17.59cm" style:type="right"/>
        </style:tab-stops>
      </style:paragraph-properties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.199cm" fo:margin-bottom="1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draw:fill-image-width="0cm" draw:fill-image-height="0cm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 draw:fill-image-width="0cm" draw:fill-image-height="0cm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0-12-29T13:41:09.314438554</meta:creation-date>
    <dc:date>2023-12-01T21:07:24.413104450</dc:date>
    <meta:editing-duration>PT1H11M49S</meta:editing-duration>
    <meta:editing-cycles>27</meta:editing-cycles>
    <meta:generator>LibreOffice/7.3.7.2$Linux_X86_64 LibreOffice_project/30$Build-2</meta:generator>
    <meta:document-statistic meta:table-count="0" meta:image-count="0" meta:object-count="0" meta:page-count="1" meta:paragraph-count="23" meta:word-count="190" meta:character-count="1029" meta:non-whitespace-character-count="862"/>
  </office:meta>
</office:document-meta>
</file>